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paragraph-rsid="0002d704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47d2c" officeooo:paragraph-rsid="00047d2c" style:font-size-asian="20pt" style:font-size-complex="20pt"/>
    </style:style>
    <style:style style:name="P3" style:family="paragraph" style:parent-style-name="Standard">
      <style:paragraph-properties fo:line-height="200%"/>
      <style:text-properties fo:font-size="20pt" officeooo:paragraph-rsid="00047d2c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20pt" officeooo:paragraph-rsid="00041054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style:font-name="Courier New" fo:font-size="20pt" officeooo:paragraph-rsid="00041054" style:font-size-asian="20pt" style:font-size-complex="20pt"/>
    </style:style>
    <style:style style:name="P6" style:family="paragraph">
      <loext:graphic-properties draw:fill-color="#ffffff"/>
      <style:paragraph-properties fo:text-align="center"/>
    </style:style>
    <style:style style:name="gr1" style:family="graphic">
      <style:graphic-properties svg:stroke-color="#000000" draw:fill-color="#ffffff" draw:textarea-horizontal-align="justify" draw:textarea-vertical-align="middle" draw:auto-grow-height="false" fo:min-height="0.5693in" fo:min-width="0.5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ib mir eine antwort!</text:p>
      <text:p text:style-name="P1"/>
      <text:p text:style-name="P1"/>
      <text:p text:style-name="P1"/>
      <text:p text:style-name="P1"/>
      <text:p text:style-name="P3">Kannst du 3000 pfund heben? Sind ihre kinder älter als sie? Ist ihre haut immer blau?</text:p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custom-shape text:anchor-type="paragraph" draw:z-index="0" draw:name="Shape 1" draw:style-name="gr1" draw:text-style-name="P6" svg:width="0.7768in" svg:height="0.8059in" svg:x="4.7335in" svg:y="0.06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4">___ ___ ___ ___ ___ ___ ___ ___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4T20:27:44.884000000</meta:creation-date>
    <dc:date>2022-10-14T20:42:21.457000000</dc:date>
    <meta:editing-duration>PT14M33S</meta:editing-duration>
    <meta:editing-cycles>5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3" meta:word-count="28" meta:character-count="137" meta:non-whitespace-character-count="112"/>
  </office:meta>
</office:document-meta>
</file>